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'Värde</text:p>
          </table:table-cell>
          <table:table-cell table:style-name="ce1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antal referenser mitt värd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Ref #1 antal kandidat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 #2 antal kandidat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elade kandidater mellan no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Delade kandidatens värde</text:p>
          </table:table-cell>
          <table:table-cell table:style-name="ce1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antal referenser delad kandidat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string">
            <text:p>Ref #1 antal kandidater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Ref #2 antal kandidater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Ref #3 antal kandidat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string">
            <text:p>Ref #4 antal kandidater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tredje kandidatens värde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antal referenser delad kandida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Ref #1 antal kandidat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 #2 antal kandid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Handlar om att bygga en dependency-cirkel mellan noderna..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ör varje värde I raden</text:p>
          </table:table-cell>
          <table:table-cell table:number-columns-repeated="2"/>
        </table:table-row>
        <table:table-row table:style-name="ro2">
          <table:table-cell office:value-type="string">
            <text:p>om referenser till värdet &lt; antal tomma rutor I rade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kan vi hitta en cyklisk graf som refererar tillbaks till första där vi byter nummer?</text:p>
          </table:table-cell>
          <table:table-cell table:number-columns-repeated="2"/>
        </table:table-row>
        <table:table-row table:style-name="ro2">
          <table:table-cell office:value-type="string">
            <text:p>N1 → n2 (nytt värde) → n4 → n1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2">
          <table:table-cell office:value-type="string">
            <text:p>första nodens kandidater: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office:value-type="string">
            <text:p>items som delar kandida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om jag har 3 kandidater</text:p>
          </table:table-cell>
          <table:table-cell table:number-columns-repeated="2"/>
        </table:table-row>
        <table:table-row table:style-name="ro2">
          <table:table-cell office:value-type="string">
            <text:p>då vill jag hitta folk som delar minst (2) kandidater med mig</text:p>
          </table:table-cell>
          <table:table-cell table:number-columns-repeated="2"/>
        </table:table-row>
        <table:table-row table:style-name="ro2">
          <table:table-cell office:value-type="string">
            <text:p>dom nya noderna får inte införa nya kandidater</text:p>
          </table:table-cell>
          <table:table-cell table:number-columns-repeated="2"/>
        </table:table-row>
        <table:table-row table:style-name="ro2">
          <table:table-cell office:value-type="string">
            <text:p>finner jag 3 fall där detta stämmer kan vi gå vidar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7/11/2014</text:date>, <text:time>10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7-10T16:52:43.17</meta:creation-date>
    <dc:date>2014-07-11T10:46:35</dc:date>
    <dc:creator>Daniel </dc:creator>
    <meta:editing-duration>PT17H23M1S</meta:editing-duration>
    <meta:editing-cycles>1</meta:editing-cycles>
    <meta:document-statistic meta:table-count="3" meta:cell-count="50" meta:object-count="0"/>
    <meta:generator>OpenOffice/4.0.1$Win32 OpenOffice.org_project/401m5$Build-9714</meta:generator>
  </office:meta>
</office:document-meta>
</file>